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7e12"/>
    </style:style>
    <style:style style:name="P2" style:family="paragraph" style:parent-style-name="Standard">
      <style:text-properties officeooo:paragraph-rsid="0017be29"/>
    </style:style>
    <style:style style:name="T1" style:family="text">
      <style:text-properties officeooo:rsid="0017b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#include&lt;stdio.h&gt;<text:line-break/>#include&lt;unistd.h&gt;<text:line-break/>int main() {</text:p>
      <text:p text:style-name="P2"><text:line-break/> <text:s text:c="3"/>int pipefds1[2], pipefds2[2];<text:line-break/> <text:s text:c="3"/>int returnstatus1, returnstatus2;<text:line-break/> <text:s text:c="3"/>int pid;<text:line-break/> <text:s text:c="3"/>char pipe1writemessage[20] ="Hi";<text:line-break/> <text:s text:c="3"/>char pipe2writemessage[20] = "Hello";<text:line-break/> <text:s text:c="3"/>char readmessage[20];<text:line-break/> <text:s text:c="3"/>returnstatus1 = pipe(pipefds1);<text:line-break/> <text:s text:c="3"/>if (returnstatus1 == -1) {<text:line-break/> <text:s text:c="7"/>printf("Unable to create pipe 1 \n");<text:line-break/> <text:s text:c="7"/>return 1;<text:line-break/> <text:s text:c="3"/>}<text:line-break/> <text:s text:c="3"/>returnstatus2 = pipe(pipefds2);<text:line-break/> <text:s text:c="3"/>if (returnstatus2 == -1) {<text:line-break/> <text:s text:c="7"/><text:line-break/> <text:s text:c="7"/>printf("Unable to create pipe 2 \n");<text:line-break/> <text:s text:c="7"/>return 1;<text:line-break/> <text:s text:c="3"/>}<text:line-break/> <text:s text:c="3"/><text:line-break/> <text:s text:c="3"/>pid = fork();<text:line-break/> <text:s text:c="3"/>if (pid != 0) // Parent process<text:line-break/> <text:s text:c="3"/>{<text:line-break/> <text:s text:c="3"/><text:line-break/> <text:s text:c="3"/>close(pipefds1[0]); // Close the unwanted pipe1 read side<text:line-break/> <text:s text:c="3"/>close(pipefds2[1]); // Close the unwanted pipe2 write side<text:line-break/> <text:s text:c="3"/>printf("In Parent: Writing to pipe 1 – Message is %s\n",pipe1writemessage);<text:line-break/> <text:s text:c="3"/>write(pipefds1[1], pipe1writemessage,<text:line-break/> <text:s text:c="3"/>sizeof(pipe1writemessage));<text:line-break/> <text:s text:c="3"/>read(pipefds2[0], readmessage, sizeof(readmessage));<text:line-break/> <text:s text:c="3"/>printf("In Parent: Reading from pipe 2 – Message is %s\n",readmessage);<text:line-break/> <text:s text:c="3"/>}<text:line-break/> <text:s text:c="3"/>else<text:line-break/> <text:s text:c="3"/>{ //child process<text:line-break/> <text:s text:c="3"/>close(pipefds1[1]); // Close the unwanted pipe1 write side<text:line-break/> <text:s text:c="3"/>close(pipefds2[0]); // Close the unwanted pipe2 read side<text:line-break/> <text:s text:c="3"/>read(pipefds1[0], readmessage, sizeof(readmessage));<text:line-break/> <text:s text:c="3"/>printf("In Child: Reading from pipe 1 – Message is %s\n",readmessage);<text:line-break/> <text:s text:c="3"/>printf("In Child: Writing to pipe 2 – Message is %s\n",pipe2writemessage);<text:line-break/> <text:s text:c="3"/>write(pipefds2[1], pipe2writemessage,<text:line-break/> <text:s text:c="3"/>sizeof(pipe2writemessage));<text:line-break/> <text:s text:c="7"/><text:line-break/> <text:s text:c="3"/>}<text:line-break/> <text:s text:c="3"/>return 0;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1:19:27.870000000</meta:creation-date>
    <dc:date>2022-07-11T11:30:06.671000000</dc:date>
    <meta:editing-duration>PT10M38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2" meta:word-count="156" meta:character-count="1483" meta:non-whitespace-character-count="1128"/>
  </office:meta>
</office:document-meta>
</file>